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18cm" fo:min-width="1.13cm"/>
    </style:style>
    <style:style style:name="gr6" style:family="graphic" style:parent-style-name="standard">
      <style:graphic-properties draw:stroke="none" svg:stroke-color="#000000" draw:fill="none" draw:fill-color="#ffffff" fo:min-height="0.417cm"/>
    </style:style>
    <style:style style:name="gr7" style:family="graphic" style:parent-style-name="standard">
      <style:graphic-properties svg:stroke-color="#ff00cc" draw:textarea-horizontal-align="justify" draw:textarea-vertical-align="middle" draw:auto-grow-height="false" fo:min-height="1.02cm" fo:min-width="2.9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9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10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12" style:family="graphic" style:parent-style-name="standard">
      <style:graphic-properties draw:stroke="dash" draw:stroke-dash="Fine_20_Dashed" draw:fill="none" draw:opacity="100%" draw:textarea-horizontal-align="justify" draw:textarea-vertical-align="middle" draw:auto-grow-height="false" fo:min-height="6.735cm" fo:min-width="7.8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13cm"/>
    </style:style>
    <style:style style:name="gr14" style:family="graphic" style:parent-style-name="standard">
      <style:graphic-properties draw:fill="none" draw:opacity="100%" draw:textarea-horizontal-align="justify" draw:textarea-vertical-align="middle" draw:auto-grow-height="false" fo:min-height="6.989cm" fo:min-width="6.7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755cm"/>
    </style:style>
    <style:style style:name="gr17" style:family="graphic" style:parent-style-name="standard">
      <style:graphic-properties draw:fill="none" draw:opacity="100%" draw:textarea-horizontal-align="justify" draw:textarea-vertical-align="middle" draw:auto-grow-height="false" fo:min-height="8.513cm" fo:min-width="11.5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4.942cm"/>
    </style:style>
    <style:style style:name="gr19" style:family="graphic" style:parent-style-name="standard">
      <style:graphic-properties draw:fill="none" draw:opacity="100%" draw:textarea-horizontal-align="justify" draw:textarea-vertical-align="middle" draw:auto-grow-height="false" fo:min-height="8.386cm" fo:min-width="4.453cm"/>
    </style:style>
    <style:style style:name="P1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style:text-properties fo:font-size="14pt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opacity="100%"/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>
      <style:paragraph-properties fo:text-align="end"/>
      <style:text-properties fo:font-size="10pt"/>
    </style:style>
    <style:style style:name="P18" style:family="paragraph">
      <style:text-properties fo:font-size="10pt"/>
    </style:style>
    <style:style style:name="P19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Liberation Sans" fo:font-size="11pt" style:letter-kerning="true" style:font-name-asian="Microsoft YaHei" style:font-size-asian="18pt" style:font-name-complex="Mangal" style:font-size-complex="18pt"/>
    </style:style>
    <style:style style:name="T3" style:family="text">
      <style:text-properties fo:font-size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74cm" svg:height="0.962cm" svg:x="6.974cm" svg:y="1.054cm">
          <draw:text-box>
            <text:p><text:span text:style-name="T1">Quy trình làm việc</text:span></text:p>
          </draw:text-box>
        </draw:frame>
        <draw:custom-shape draw:style-name="gr2" draw:text-style-name="P3" xml:id="id1" draw:id="id1" draw:layer="layout" svg:width="3.048cm" svg:height="1.397cm" svg:x="5.699cm" svg:y="3.667cm">
          <text:p text:style-name="P2"><text:span text:style-name="T2">Đăng nhậ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2.667cm" svg:height="1.27cm" svg:x="10.271cm" svg:y="3.667cm">
          <text:p text:style-name="P4"><text:span text:style-name="T3">Mở vùng làm việ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8.747cm" svg:y1="4.366cm" svg:x2="10.271cm" svg:y2="4.302cm" draw:start-shape="id1" draw:start-glue-point="7" draw:end-shape="id2" draw:end-glue-point="5" svg:d="M8747 4366h762v-64h762" svg:viewBox="0 0 1525 65">
          <text:p/>
        </draw:connector>
        <draw:custom-shape draw:style-name="gr3" draw:text-style-name="P5" xml:id="id3" draw:id="id3" draw:layer="layout" svg:width="2.667cm" svg:height="1.27cm" svg:x="1cm" svg:y="3.667cm">
          <text:p text:style-name="P4"><text:span text:style-name="T3">Giao diện tổ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3.667cm" svg:y1="4.302cm" svg:x2="5.699cm" svg:y2="4.365cm" draw:start-shape="id3" draw:start-glue-point="7" draw:end-shape="id1" svg:d="M3667 4302h1016v63h1016" svg:viewBox="0 0 2033 64">
          <text:p/>
        </draw:connector>
        <draw:custom-shape draw:style-name="gr5" draw:text-style-name="P4" xml:id="id4" draw:id="id4" draw:layer="layout" svg:width="2.286cm" svg:height="1.778cm" svg:x="14.97cm" svg:y="3.66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4" draw:text-style-name="P6" draw:layer="layout" svg:x1="12.938cm" svg:y1="4.302cm" svg:x2="14.97cm" svg:y2="4.556cm" draw:start-shape="id2" draw:start-glue-point="7" draw:end-shape="id4" svg:d="M12938 4302h1016v254h1016" svg:viewBox="0 0 2033 255">
          <text:p/>
        </draw:connector>
        <draw:custom-shape draw:style-name="gr3" draw:text-style-name="P5" xml:id="id5" draw:id="id5" draw:layer="layout" svg:width="2.667cm" svg:height="1.27cm" svg:x="13.954cm" svg:y="7.096cm">
          <text:p text:style-name="P4"><text:span text:style-name="T3">Phòng In </text:span></text:p>
          <text:p text:style-name="P4"><text:span text:style-name="T3">Chọn má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6.922cm" svg:y1="3.927cm" svg:x2="16.621cm" svg:y2="7.731cm" draw:start-shape="id4" draw:start-glue-point="11" draw:end-shape="id5" draw:end-glue-point="7" svg:d="M16922 3927v-761h836v4565h-1137" svg:viewBox="0 0 1138 4566">
          <text:p/>
        </draw:connector>
        <draw:custom-shape draw:style-name="gr3" draw:text-style-name="P5" xml:id="id6" draw:id="id6" draw:layer="layout" svg:width="2.667cm" svg:height="1.27cm" svg:x="9.509cm" svg:y="7.096cm">
          <text:p text:style-name="P4"><text:span text:style-name="T3">Form Máy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3.954cm" svg:y1="7.731cm" svg:x2="12.176cm" svg:y2="7.731cm" draw:start-shape="id5" draw:start-glue-point="5" draw:end-shape="id6" svg:d="M13954 7731h-1778" svg:viewBox="0 0 1779 1">
          <text:p/>
        </draw:connector>
        <draw:frame draw:style-name="gr6" draw:text-style-name="P8" draw:layer="layout" svg:width="1.701cm" svg:height="0.667cm" svg:x="18.889cm" svg:y="26.146cm">
          <draw:text-box>
            <text:p text:style-name="P7"><text:span text:style-name="T4">Trg </text:span><text:span text:style-name="T4"><text:page-number>&lt;number&gt;</text:page-number></text:span><text:span text:style-name="T4"><text:s/>/</text:span><text:span text:style-name="T4"><text:page-count>3</text:page-count></text:span></text:p>
          </draw:text-box>
        </draw:frame>
        <draw:custom-shape draw:style-name="gr7" draw:text-style-name="P5" xml:id="id7" draw:id="id7" draw:layer="layout" svg:width="3.429cm" svg:height="1.27cm" svg:x="15.478cm" svg:y="9.89cm">
          <text:p text:style-name="P4"><text:span text:style-name="T3">Quản lý bài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6.922cm" svg:y1="5.185cm" svg:x2="18.907cm" svg:y2="10.525cm" draw:start-shape="id4" draw:start-glue-point="9" draw:end-shape="id7" draw:end-glue-point="7" svg:d="M16922 5185v2483h2486v2857h-501" svg:viewBox="0 0 2487 5341">
          <text:p/>
        </draw:connector>
      </draw:page>
      <draw:page draw:name="page2" draw:style-name="dp1" draw:master-page-name="Default">
        <draw:frame draw:style-name="gr1" draw:text-style-name="P10" draw:layer="layout" svg:width="5.874cm" svg:height="0.962cm" svg:x="0.844cm" svg:y="0.928cm">
          <draw:text-box>
            <text:p text:style-name="P9"><text:span text:style-name="T5">Thiết kế giao diện</text:span></text:p>
          </draw:text-box>
        </draw:frame>
        <draw:frame draw:style-name="gr1" draw:text-style-name="P1" draw:layer="layout" svg:width="5.874cm" svg:height="0.962cm" svg:x="6.971cm" svg:y="1.054cm">
          <draw:text-box>
            <text:p text:style-name="P11"><text:span text:style-name="T1">Lấy bài Sản phẩm</text:span></text:p>
          </draw:text-box>
        </draw:frame>
        <draw:frame draw:style-name="gr8" draw:text-style-name="P13" draw:layer="layout" svg:width="3.601cm" svg:height="0.962cm" svg:x="1.635cm" svg:y="2.778cm">
          <draw:text-box>
            <text:p text:style-name="P12"><text:span text:style-name="T6">Bài Sp sẵn sàng</text:span></text:p>
          </draw:text-box>
        </draw:frame>
        <draw:custom-shape draw:style-name="gr9" draw:text-style-name="P14" draw:layer="layout" svg:width="18.288cm" svg:height="11.049cm" svg:x="1.001cm" svg:y="2.3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54cm" svg:height="0.889cm" svg:x="11.288cm" svg:y="11.668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2.286cm" svg:height="0.962cm" svg:x="11.415cm" svg:y="11.722cm">
          <draw:text-box>
            <text:p text:style-name="P15"><text:span text:style-name="T6">Nhận</text:span></text:p>
          </draw:text-box>
        </draw:frame>
        <draw:custom-shape draw:style-name="gr10" draw:text-style-name="P14" draw:layer="layout" svg:width="2.54cm" svg:height="0.889cm" svg:x="8.24cm" svg:y="11.668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2.286cm" svg:height="0.962cm" svg:x="8.367cm" svg:y="11.722cm">
          <draw:text-box>
            <text:p text:style-name="P15"><text:span text:style-name="T6">Hủy</text:span></text:p>
          </draw:text-box>
        </draw:frame>
        <draw:custom-shape draw:style-name="gr12" draw:text-style-name="P14" draw:layer="layout" svg:width="8.382cm" svg:height="6.985cm" svg:x="9.763cm" svg:y="3.92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494cm" svg:height="0.962cm" svg:x="12.049cm" svg:y="2.905cm">
          <draw:text-box>
            <text:p text:style-name="P12"><text:span text:style-name="T6">Chi tiết bài sản phẩm</text:span></text:p>
          </draw:text-box>
        </draw:frame>
        <draw:custom-shape draw:style-name="gr14" draw:text-style-name="P14" draw:layer="layout" svg:width="7.239cm" svg:height="7.239cm" svg:x="1.508cm" svg:y="3.794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.572cm" svg:height="0.962cm" svg:x="1.717cm" svg:y="4.048cm">
          <draw:text-box>
            <text:p text:style-name="P12"><text:span text:style-name="T6">Listbox</text:span></text:p>
          </draw:text-box>
        </draw:frame>
        <draw:frame draw:style-name="gr13" draw:text-style-name="P13" draw:layer="layout" svg:width="2.413cm" svg:height="0.962cm" svg:x="10.349cm" svg:y="4.429cm">
          <draw:text-box>
            <text:p text:style-name="P12"><text:span text:style-name="T6">Yêu cầu</text:span></text:p>
          </draw:text-box>
        </draw:frame>
        <draw:frame draw:style-name="gr13" draw:text-style-name="P13" draw:layer="layout" svg:width="2.413cm" svg:height="0.962cm" svg:x="10.398cm" svg:y="5.826cm">
          <draw:text-box>
            <text:p text:style-name="P12"><text:span text:style-name="T6">File KH 1</text:span></text:p>
          </draw:text-box>
        </draw:frame>
        <draw:frame draw:style-name="gr13" draw:text-style-name="P13" draw:layer="layout" svg:width="2.413cm" svg:height="0.962cm" svg:x="10.398cm" svg:y="7.15cm">
          <draw:text-box>
            <text:p text:style-name="P12"><text:span text:style-name="T6">File KH2</text:span></text:p>
          </draw:text-box>
        </draw:frame>
        <draw:frame draw:style-name="gr13" draw:text-style-name="P13" draw:layer="layout" svg:width="2.413cm" svg:height="0.962cm" svg:x="10.398cm" svg:y="8.039cm">
          <draw:text-box>
            <text:p text:style-name="P12"><text:span text:style-name="T6">File KH 3</text:span></text:p>
          </draw:text-box>
        </draw:frame>
        <draw:frame draw:style-name="gr13" draw:text-style-name="P13" draw:layer="layout" svg:width="2.413cm" svg:height="0.962cm" svg:x="10.525cm" svg:y="9.309cm">
          <draw:text-box>
            <text:p text:style-name="P12"><text:span text:style-name="T6">Số bài in :</text:span></text:p>
          </draw:text-box>
        </draw:frame>
      </draw:page>
      <draw:page draw:name="page3" draw:style-name="dp1" draw:master-page-name="Default">
        <draw:frame draw:style-name="gr6" draw:text-style-name="P8" draw:layer="layout" svg:width="1.701cm" svg:height="0.667cm" svg:x="18.645cm" svg:y="26.274cm">
          <draw:text-box>
            <text:p text:style-name="P17"><text:span text:style-name="T4">Trg </text:span><text:span text:style-name="T4"><text:page-number>&lt;number&gt;</text:page-number></text:span><text:span text:style-name="T4"><text:s/>/</text:span><text:span text:style-name="T4"><text:page-count>3</text:page-count></text:span></text:p>
          </draw:text-box>
        </draw:frame>
        <draw:frame draw:style-name="gr1" draw:text-style-name="P10" draw:layer="layout" svg:width="5.874cm" svg:height="0.962cm" svg:x="0.846cm" svg:y="0.928cm">
          <draw:text-box>
            <text:p text:style-name="P9"><text:span text:style-name="T7">Thiết kế giao diện</text:span></text:p>
          </draw:text-box>
        </draw:frame>
        <draw:frame draw:style-name="gr15" draw:text-style-name="P1" draw:layer="layout" svg:width="7.309cm" svg:height="0.962cm" svg:x="6.973cm" svg:y="1.054cm">
          <draw:text-box>
            <text:p text:style-name="P11"><text:span text:style-name="T1">Bảng điều khiển Bài Sản phẩm</text:span></text:p>
          </draw:text-box>
        </draw:frame>
        <draw:custom-shape draw:style-name="gr9" draw:text-style-name="P14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2.255cm" svg:height="0.708cm" svg:x="10.017cm" svg:y="12.865cm">
          <draw:text-box>
            <text:p text:style-name="P18"><text:span text:style-name="T8">Đóng</text:span></text:p>
          </draw:text-box>
        </draw:frame>
        <draw:custom-shape draw:style-name="gr17" draw:text-style-name="P14" draw:layer="layout" svg:width="12.065cm" svg:height="8.763cm" svg:x="7.35cm" svg:y="3.286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5.442cm" svg:height="1.581cm" svg:x="7.858cm" svg:y="3.54cm">
          <draw:text-box>
            <text:p text:style-name="P12"><text:span text:style-name="T6">(ds bài sản phẩm)</text:span></text:p>
          </draw:text-box>
        </draw:frame>
        <draw:custom-shape draw:style-name="gr19" draw:text-style-name="P14" draw:layer="layout" svg:width="4.953cm" svg:height="8.636cm" svg:x="2.016cm" svg:y="3.413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5.442cm" svg:height="1.581cm" svg:x="2.035cm" svg:y="3.483cm">
          <draw:text-box>
            <text:p text:style-name="P12"><text:span text:style-name="T6">Bộ lọ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27T05:20:45.943000000</dc:date>
    <meta:editing-duration>PT2H52M16S</meta:editing-duration>
    <meta:editing-cycles>44</meta:editing-cycles>
    <meta:document-statistic meta:object-count="42"/>
  </office:meta>
</office:document-meta>
</file>